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Django==4.2.27</text:p>
      <text:p text:style-name="Preformatted_20_Text">djangorestframework==3.20.2</text:p>
      <text:p text:style-name="Preformatted_20_Text">gunicorn==20.1.2</text:p>
      <text:p text:style-name="Preformatted_20_Text">python-dotenv==1.0.1</text:p>
      <text:p text:style-name="Preformatted_20_Text">psycopg2-binary==2.9.11 <text:s text:c="2"/># If using PostgreSQL</text:p>
      <text:p text:style-name="Preformatted_20_Text">requests==2.32.5</text:p>
      <text:p text:style-name="Preformatted_20_Text">celery==5.6.2</text:p>
      <text:p text:style-name="Preformatted_20_Text">redis==6.4.0</text:p>
      <text:p text:style-name="Preformatted_20_Text">aioredis==2.0.1</text:p>
      <text:p text:style-name="Preformatted_20_Text">aiohttp==3.13.3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17T19:04:22.047981496</dc:date>
    <meta:editing-duration>PT28S</meta:editing-duration>
    <meta:editing-cycles>1</meta:editing-cycles>
    <meta:document-statistic meta:table-count="0" meta:image-count="0" meta:object-count="0" meta:page-count="1" meta:paragraph-count="10" meta:word-count="14" meta:character-count="195" meta:non-whitespace-character-count="189"/>
    <meta:generator>LibreOffice/25.8.4.2$Linux_X86_64 LibreOffice_project/580$Build-2</meta:generator>
  </office:meta>
</office:document-meta>
</file>